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8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7" style:family="table-cell" style:parent-style-name="Default" style:data-style-name="N36"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ext-properties style:font-name="Open Sans" style:font-name-asian="Open Sans" style:font-name-complex="Open Sans"/>
    </style:style>
    <style:style style:name="ce21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22" style:family="table-cell" style:parent-style-name="Default" style:data-style-name="N37">
      <style:text-properties style:font-name="Open Sans" style:font-name-asian="Open Sans" style:font-name-complex="Open Sans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7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30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1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4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2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43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4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3.83645833333333cm" style:use-optimal-column-width="true"/>
    </style:style>
    <style:style style:name="co9" style:family="table-column">
      <style:table-column-properties fo:break-before="auto" style:column-width="4.55083333333333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5.476875cm" style:use-optimal-column-width="true"/>
    </style:style>
    <style:style style:name="co13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2"/>
      <style:map style:condition="of:cell-content()&lt;-0.01" style:apply-style-name="cf21"/>
      <style:map style:condition="of:cell-content()&gt;0.01" style:apply-style-name="cf21"/>
    </style:style>
    <style:style style:name="ce4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2"/>
      <style:map style:condition="of:cell-content()&lt;-0.01" style:apply-style-name="cf21"/>
      <style:map style:condition="of:cell-content()&gt;0.01" style:apply-style-name="cf21"/>
    </style:style>
    <style:style style:name="ce50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2"/>
      <style:map style:condition="of:cell-content()&lt;-0.01" style:apply-style-name="cf21"/>
      <style:map style:condition="of:cell-content()&gt;0.01" style:apply-style-name="cf21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2"/>
      <style:map style:condition="of:cell-content()&lt;-0.01" style:apply-style-name="cf21"/>
      <style:map style:condition="of:cell-content()&gt;0.01" style:apply-style-name="cf2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Part type</text:p>
          </table:table-cell>
          <table:table-cell office:value-type="string" table:style-name="ce3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board</text:p>
          </table:table-cell>
          <table:table-cell office:value-type="string" table:number-columns-spanned="3" table:number-rows-spanned="11" table:style-name="ce10">
            <text:p>Updated: 2018/11/01</text:p>
            <text:p/>
            <text:p><text:span text:style-name="T1">for the best results use 1% metal film resistors and low tolerance film capacitors, except for bypassing/decoupling.</text:span></text:p>
          </table:table-cell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022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1u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22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47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22u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70" table:style-name="ce6">
            <text:p>47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" table:style-name="ce7">
            <text:p>1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800" table:style-name="ce6">
            <text:p>1.8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0" table:style-name="ce6">
            <text:p>3.3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office:value-type="string" table:number-columns-spanned="3" table:number-rows-spanned="10" table:style-name="ce11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3000" table:style-name="ce6">
            <text:p>43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0" table:style-name="ce6">
            <text:p>62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00" table:style-name="ce6">
            <text:p>82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0" table:style-name="ce6">
            <text:p>10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00n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205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0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5n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22n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47n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" table:style-name="ce6">
            <text:p>62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" table:style-name="ce6">
            <text:p>6.20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0" table:style-name="ce6">
            <text:p>12.00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9000" table:style-name="ce7">
            <text:p>39.00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100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10nF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2200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22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Capacitor</text:p>
          </table:table-cell>
          <table:table-cell office:value-type="string" table:style-name="ce9">
            <text:p>22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470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47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60" table:style-name="ce6">
            <text:p>3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60" table:style-name="ce6">
            <text:p>5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700" table:style-name="ce7">
            <text:p>2.7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900" table:style-name="ce6">
            <text:p>3.9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800" table:style-name="ce7">
            <text:p>6.8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0" table:style-name="ce6">
            <text:p>8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6000" table:style-name="ce6">
            <text:p>16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00" table:style-name="ce6">
            <text:p>12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80000" table:style-name="ce6">
            <text:p>18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40000" table:style-name="ce6">
            <text:p>24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5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47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" table:style-name="ce6">
            <text:p>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0" table:style-name="ce7">
            <text:p>3.3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100" table:style-name="ce7">
            <text:p>5.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1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10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number-rows-repeated="1048504" table:style-name="ro2">
          <table:table-cell table:number-columns-repeated="16384"/>
        </table:table-row>
      </table:table>
      <table:table table:name="Gyrator_Calculator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5" table:number-columns-repeated="16374" table:default-cell-style-name="ce1"/>
        <table:table-row table:style-name="ro2">
          <table:table-cell office:value-type="string" table:style-name="ce12">
            <text:p>Original Inductor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Resistance in Ohms</text:p>
          </table:table-cell>
          <table:table-cell office:value-type="string" table:style-name="ce12">
            <text:p>R1 in Ohms</text:p>
          </table:table-cell>
          <table:table-cell office:value-type="string" table:style-name="ce13">
            <text:p>C1 in nF</text:p>
          </table:table-cell>
          <table:table-cell office:value-type="string" table:style-name="ce15">
            <text:p>ideal R14</text:p>
          </table:table-cell>
          <table:table-cell office:value-type="string" table:style-name="ce13">
            <text:p>R2</text:p>
          </table:table-cell>
          <table:table-cell office:value-type="string" table:style-name="ce13">
            <text:p>add. R2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margin of error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T1295</text:p>
          </table:table-cell>
          <table:table-cell office:value-type="float" office:value="10" table:style-name="ce17">
            <text:p>10,000</text:p>
          </table:table-cell>
          <table:table-cell office:value-type="float" office:value="1000" table:style-name="ce18">
            <text:p>1.000</text:p>
          </table:table-cell>
          <table:table-cell office:value-type="float" office:value="1000" table:style-name="ce19">
            <text:p>1.000</text:p>
          </table:table-cell>
          <table:table-cell office:value-type="float" office:value="100" table:style-name="ce20">
            <text:p>100</text:p>
          </table:table-cell>
          <table:table-cell office:value-type="float" office:value="100000" table:formula="of:=([.B2]*10^9)/([.D2]*[.E2])" table:style-name="ce21">
            <text:p>100.000</text:p>
          </table:table-cell>
          <table:table-cell office:value-type="float" office:value="100000" table:style-name="ce20">
            <text:p>100.000</text:p>
          </table:table-cell>
          <table:table-cell table:style-name="ce20"/>
          <table:table-cell office:value-type="float" office:value="10" table:formula="of:=([.E2]*[.D2]*([.G2]+[.H2]))/10^9" table:style-name="ce22">
            <text:p>10,000</text:p>
          </table:table-cell>
          <table:table-cell office:value-type="percentage" office:value="0" table:formula="of:=([.B2]-[.I2])/[.B2]" table:style-name="ce48">
            <text:p>0,000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7" table:style-name="ce17">
            <text:p>7,000</text:p>
          </table:table-cell>
          <table:table-cell office:value-type="float" office:value="800" table:style-name="ce18">
            <text:p>800</text:p>
          </table:table-cell>
          <table:table-cell office:value-type="float" office:value="820" table:style-name="ce19">
            <text:p>820</text:p>
          </table:table-cell>
          <table:table-cell office:value-type="float" office:value="100" table:style-name="ce20">
            <text:p>100</text:p>
          </table:table-cell>
          <table:table-cell office:value-type="float" office:value="85365.85365853658" table:formula="of:=([.B3]*10^9)/([.D3]*[.E3])" table:style-name="ce21">
            <text:p>85.366</text:p>
          </table:table-cell>
          <table:table-cell office:value-type="float" office:value="82000" table:style-name="ce20">
            <text:p>82.000</text:p>
          </table:table-cell>
          <table:table-cell office:value-type="float" office:value="3300" table:style-name="ce20">
            <text:p>3.300</text:p>
          </table:table-cell>
          <table:table-cell office:value-type="float" office:value="6.9946000000000002" table:formula="of:=([.E3]*[.D3]*([.G3]+[.H3]))/10^9" table:style-name="ce22">
            <text:p>6,995</text:p>
          </table:table-cell>
          <table:table-cell office:value-type="percentage" office:value="7.7142857142854988E-4" table:formula="of:=([.B3]-[.I3])/[.B3]" table:style-name="ce48">
            <text:p>0,077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3" table:style-name="ce17">
            <text:p>3,000</text:p>
          </table:table-cell>
          <table:table-cell office:value-type="float" office:value="490" table:style-name="ce18">
            <text:p>490</text:p>
          </table:table-cell>
          <table:table-cell office:value-type="float" office:value="470" table:style-name="ce19">
            <text:p>470</text:p>
          </table:table-cell>
          <table:table-cell office:value-type="float" office:value="100" table:style-name="ce20">
            <text:p>100</text:p>
          </table:table-cell>
          <table:table-cell office:value-type="float" office:value="63829.787234042553" table:formula="of:=([.B4]*10^9)/([.D4]*[.E4])" table:style-name="ce21">
            <text:p>63.830</text:p>
          </table:table-cell>
          <table:table-cell office:value-type="float" office:value="62000" table:style-name="ce20">
            <text:p>62.000</text:p>
          </table:table-cell>
          <table:table-cell office:value-type="float" office:value="1800" table:style-name="ce20">
            <text:p>1.800</text:p>
          </table:table-cell>
          <table:table-cell office:value-type="float" office:value="2.9986000000000002" table:formula="of:=([.E4]*[.D4]*([.G4]+[.H4]))/10^9" table:style-name="ce22">
            <text:p>2,999</text:p>
          </table:table-cell>
          <table:table-cell office:value-type="percentage" office:value="4.6666666666661527E-4" table:formula="of:=([.B4]-[.I4])/[.B4]" table:style-name="ce48">
            <text:p>0,047%</text:p>
          </table:table-cell>
          <table:table-cell table:number-columns-repeated="16374"/>
        </table:table-row>
        <table:table-row table:style-name="ro2">
          <table:table-cell table:style-name="ce24"/>
          <table:table-cell office:value-type="float" office:value="1.3" table:style-name="ce25">
            <text:p>1,300</text:p>
          </table:table-cell>
          <table:table-cell office:value-type="float" office:value="310" table:style-name="ce26">
            <text:p>310</text:p>
          </table:table-cell>
          <table:table-cell office:value-type="float" office:value="300" table:style-name="ce27">
            <text:p>300</text:p>
          </table:table-cell>
          <table:table-cell office:value-type="float" office:value="100" table:style-name="ce28">
            <text:p>100</text:p>
          </table:table-cell>
          <table:table-cell office:value-type="float" office:value="43333.333333333336" table:formula="of:=([.B5]*10^9)/([.D5]*[.E5])" table:style-name="ce29">
            <text:p>43.333</text:p>
          </table:table-cell>
          <table:table-cell office:value-type="float" office:value="43000" table:style-name="ce28">
            <text:p>43.000</text:p>
          </table:table-cell>
          <table:table-cell office:value-type="float" office:value="300" table:style-name="ce28">
            <text:p>300</text:p>
          </table:table-cell>
          <table:table-cell office:value-type="float" office:value="1.2989999999999999" table:formula="of:=([.E5]*[.D5]*([.G5]+[.H5]))/10^9" table:style-name="ce30">
            <text:p>1,299</text:p>
          </table:table-cell>
          <table:table-cell office:value-type="percentage" office:value="7.6923076923085532E-4" table:formula="of:=([.B5]-[.I5])/[.B5]" table:style-name="ce49">
            <text:p>0,077%</text:p>
          </table:table-cell>
          <table:table-cell table:number-columns-repeated="16374" table:style-name="ce32"/>
        </table:table-row>
        <table:table-row table:style-name="ro2">
          <table:table-cell office:value-type="string" table:style-name="ce16">
            <text:p>T1530</text:p>
          </table:table-cell>
          <table:table-cell office:value-type="float" office:value="2" table:style-name="ce17">
            <text:p>2,000</text:p>
          </table:table-cell>
          <table:table-cell office:value-type="float" office:value="85" table:style-name="ce18">
            <text:p>85</text:p>
          </table:table-cell>
          <table:table-cell office:value-type="float" office:value="820" table:style-name="ce19">
            <text:p>820</text:p>
          </table:table-cell>
          <table:table-cell office:value-type="float" office:value="10" table:style-name="ce20">
            <text:p>10</text:p>
          </table:table-cell>
          <table:table-cell office:value-type="float" office:value="243902.43902439025" table:formula="of:=([.B6]*10^9)/([.D6]*[.E6])" table:style-name="ce21">
            <text:p>243.902</text:p>
          </table:table-cell>
          <table:table-cell office:value-type="float" office:value="240000" table:style-name="ce20">
            <text:p>240.000</text:p>
          </table:table-cell>
          <table:table-cell office:value-type="float" office:value="3900" table:style-name="ce20">
            <text:p>3.900</text:p>
          </table:table-cell>
          <table:table-cell office:value-type="float" office:value="1.9999800000000001" table:formula="of:=([.E6]*[.D6]*([.G6]+[.H6]))/10^9" table:style-name="ce22">
            <text:p>2,000</text:p>
          </table:table-cell>
          <table:table-cell office:value-type="percentage" office:value="9.9999999999544897E-6" table:formula="of:=([.B6]-[.I6])/[.B6]" table:style-name="ce48">
            <text:p>0,001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1.1000000000000001" table:style-name="ce17">
            <text:p>1,100</text:p>
          </table:table-cell>
          <table:table-cell office:value-type="float" office:value="59" table:style-name="ce18">
            <text:p>59</text:p>
          </table:table-cell>
          <table:table-cell office:value-type="float" office:value="560" table:style-name="ce19">
            <text:p>560</text:p>
          </table:table-cell>
          <table:table-cell office:value-type="float" office:value="10" table:style-name="ce20">
            <text:p>10</text:p>
          </table:table-cell>
          <table:table-cell office:value-type="float" office:value="196428.57142857142" table:formula="of:=([.B7]*10^9)/([.D7]*[.E7])" table:style-name="ce21">
            <text:p>196.429</text:p>
          </table:table-cell>
          <table:table-cell office:value-type="float" office:value="180000" table:style-name="ce20">
            <text:p>180.000</text:p>
          </table:table-cell>
          <table:table-cell office:value-type="float" office:value="16000" table:style-name="ce20">
            <text:p>16.000</text:p>
          </table:table-cell>
          <table:table-cell office:value-type="float" office:value="1.0975999999999999" table:formula="of:=([.E7]*[.D7]*([.G7]+[.H7]))/10^9" table:style-name="ce22">
            <text:p>1,098</text:p>
          </table:table-cell>
          <table:table-cell office:value-type="percentage" office:value="2.181818181818345E-3" table:formula="of:=([.B7]-[.I7])/[.B7]" table:style-name="ce48">
            <text:p>0,218%</text:p>
          </table:table-cell>
          <table:table-cell table:number-columns-repeated="16374"/>
        </table:table-row>
        <table:table-row table:style-name="ro2">
          <table:table-cell table:style-name="ce24"/>
          <table:table-cell office:value-type="float" office:value="0.45" table:style-name="ce25">
            <text:p>0,450</text:p>
          </table:table-cell>
          <table:table-cell office:value-type="float" office:value="35" table:style-name="ce26">
            <text:p>35</text:p>
          </table:table-cell>
          <table:table-cell office:value-type="float" office:value="360" table:style-name="ce27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125000" table:formula="of:=([.B8]*10^9)/([.D8]*[.E8])" table:style-name="ce29">
            <text:p>125.000</text:p>
          </table:table-cell>
          <table:table-cell office:value-type="float" office:value="120000" table:style-name="ce28">
            <text:p>120.000</text:p>
          </table:table-cell>
          <table:table-cell office:value-type="float" office:value="4700" table:style-name="ce28">
            <text:p>4.700</text:p>
          </table:table-cell>
          <table:table-cell office:value-type="float" office:value="0.44891999999999999" table:formula="of:=([.E8]*[.D8]*([.G8]+[.H8]))/10^9" table:style-name="ce30">
            <text:p>0,449</text:p>
          </table:table-cell>
          <table:table-cell office:value-type="percentage" office:value="2.4000000000000562E-3" table:formula="of:=([.B8]-[.I8])/[.B8]" table:style-name="ce49">
            <text:p>0,240%</text:p>
          </table:table-cell>
          <table:table-cell table:number-columns-repeated="16374" table:style-name="ce32"/>
        </table:table-row>
        <table:table-row table:style-name="ro2">
          <table:table-cell office:value-type="string" table:style-name="ce16">
            <text:p>T1280</text:p>
          </table:table-cell>
          <table:table-cell office:value-type="float" office:value="0.2" table:style-name="ce17">
            <text:p>0,200</text:p>
          </table:table-cell>
          <table:table-cell office:value-type="float" office:value="32" table:style-name="ce18">
            <text:p>32</text:p>
          </table:table-cell>
          <table:table-cell office:value-type="float" office:value="330" table:style-name="ce19">
            <text:p>330</text:p>
          </table:table-cell>
          <table:table-cell office:value-type="float" office:value="10" table:style-name="ce20">
            <text:p>10</text:p>
          </table:table-cell>
          <table:table-cell office:value-type="float" office:value="60606.060606060608" table:formula="of:=([.B9]*10^9)/([.D9]*[.E9])" table:style-name="ce21">
            <text:p>60.606</text:p>
          </table:table-cell>
          <table:table-cell office:value-type="float" office:value="56000" table:style-name="ce20">
            <text:p>56.000</text:p>
          </table:table-cell>
          <table:table-cell office:value-type="float" office:value="4700" table:style-name="ce20">
            <text:p>4.700</text:p>
          </table:table-cell>
          <table:table-cell office:value-type="float" office:value="0.20030999999999999" table:formula="of:=([.E9]*[.D9]*([.G9]+[.H9]))/10^9" table:style-name="ce22">
            <text:p>0,200</text:p>
          </table:table-cell>
          <table:table-cell office:value-type="percentage" office:value="-1.5499999999998848E-3" table:formula="of:=([.B9]-[.I9])/[.B9]" table:style-name="ce48">
            <text:p>-0,155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6" table:style-name="ce34">
            <text:p>0,160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6">
            <text:p>27</text:p>
          </table:table-cell>
          <table:table-cell office:value-type="float" office:value="100" table:style-name="ce37">
            <text:p>100</text:p>
          </table:table-cell>
          <table:table-cell office:value-type="float" office:value="59259.259259259263" table:formula="of:=([.B10]*10^9)/([.D10]*[.E10])" table:style-name="ce37">
            <text:p>59.259</text:p>
          </table:table-cell>
          <table:table-cell office:value-type="float" office:value="56000" table:style-name="ce37">
            <text:p>56.000</text:p>
          </table:table-cell>
          <table:table-cell office:value-type="float" office:value="3200" table:style-name="ce37">
            <text:p>3.200</text:p>
          </table:table-cell>
          <table:table-cell office:value-type="float" office:value="0.15984000000000001" table:formula="of:=([.E10]*[.D10]*([.G10]+[.H10]))/10^9" table:style-name="ce38">
            <text:p>0,160</text:p>
          </table:table-cell>
          <table:table-cell office:value-type="percentage" office:value="9.9999999999995925E-4" table:formula="of:=([.B10]-[.I10])/[.B10]" table:style-name="ce50">
            <text:p>0,10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" table:style-name="ce34">
            <text:p>0,100</text:p>
          </table:table-cell>
          <table:table-cell office:value-type="float" office:value="22" table:style-name="ce35">
            <text:p>22</text:p>
          </table:table-cell>
          <table:table-cell office:value-type="float" office:value="22" table:style-name="ce36">
            <text:p>22</text:p>
          </table:table-cell>
          <table:table-cell office:value-type="float" office:value="100" table:style-name="ce37">
            <text:p>100</text:p>
          </table:table-cell>
          <table:table-cell office:value-type="float" office:value="45454.545454545456" table:formula="of:=([.B11]*10^9)/([.D11]*[.E11])" table:style-name="ce37">
            <text:p>45.455</text:p>
          </table:table-cell>
          <table:table-cell office:value-type="float" office:value="43000" table:style-name="ce37">
            <text:p>43.000</text:p>
          </table:table-cell>
          <table:table-cell office:value-type="float" office:value="2400" table:style-name="ce37">
            <text:p>2.400</text:p>
          </table:table-cell>
          <table:table-cell office:value-type="float" office:value="9.9879999999999997E-2" table:formula="of:=([.E11]*[.D11]*([.G11]+[.H11]))/10^9" table:style-name="ce38">
            <text:p>0,100</text:p>
          </table:table-cell>
          <table:table-cell office:value-type="percentage" office:value="1.2000000000000899E-3" table:formula="of:=([.B11]-[.I11])/[.B11]" table:style-name="ce50">
            <text:p>0,12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08" table:style-name="ce34">
            <text:p>0,080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00" table:style-name="ce37">
            <text:p>100</text:p>
          </table:table-cell>
          <table:table-cell office:value-type="float" office:value="40000" table:formula="of:=([.B12]*10^9)/([.D12]*[.E12])" table:style-name="ce37">
            <text:p>40.000</text:p>
          </table:table-cell>
          <table:table-cell office:value-type="float" office:value="39000" table:style-name="ce37">
            <text:p>39.000</text:p>
          </table:table-cell>
          <table:table-cell office:value-type="float" office:value="1000" table:style-name="ce37">
            <text:p>1.000</text:p>
          </table:table-cell>
          <table:table-cell office:value-type="float" office:value="0.08" table:formula="of:=([.E12]*[.D12]*([.G12]+[.H12]))/10^9" table:style-name="ce38">
            <text:p>0,080</text:p>
          </table:table-cell>
          <table:table-cell office:value-type="percentage" office:value="0" table:formula="of:=([.B12]-[.I12])/[.B12]" table:style-name="ce50">
            <text:p>0,000%</text:p>
          </table:table-cell>
          <table:table-cell table:number-columns-repeated="16374"/>
        </table:table-row>
        <table:table-row table:style-name="ro2">
          <table:table-cell table:style-name="ce40"/>
          <table:table-cell office:value-type="float" office:value="0.05" table:style-name="ce41">
            <text:p>0,050</text:p>
          </table:table-cell>
          <table:table-cell office:value-type="float" office:value="16" table:style-name="ce42">
            <text:p>16</text:p>
          </table:table-cell>
          <table:table-cell office:value-type="float" office:value="16" table:style-name="ce43">
            <text:p>16</text:p>
          </table:table-cell>
          <table:table-cell office:value-type="float" office:value="100" table:style-name="ce44">
            <text:p>100</text:p>
          </table:table-cell>
          <table:table-cell office:value-type="float" office:value="31250" table:formula="of:=([.B13]*10^9)/([.D13]*[.E13])" table:style-name="ce44">
            <text:p>31.250</text:p>
          </table:table-cell>
          <table:table-cell office:value-type="float" office:value="30000" table:style-name="ce44">
            <text:p>30.000</text:p>
          </table:table-cell>
          <table:table-cell office:value-type="float" office:value="1200" table:style-name="ce44">
            <text:p>1.200</text:p>
          </table:table-cell>
          <table:table-cell office:value-type="float" office:value="4.9919999999999999E-2" table:formula="of:=([.E13]*[.D13]*([.G13]+[.H13]))/10^9" table:style-name="ce38">
            <text:p>0,050</text:p>
          </table:table-cell>
          <table:table-cell office:value-type="percentage" office:value="1.6000000000000736E-3" table:formula="of:=([.B13]-[.I13])/[.B13]" table:style-name="ce51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7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46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1:Bill_of_Materials.D70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C6EFCE"/>
      <style:text-properties fo:color="#006100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20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1" style:family="table-cell">
      <style:table-cell-properties fo:background-color="#FFC7CE"/>
      <style:text-properties fo:color="#9C0006" style:font-family-generic="swiss"/>
    </style:style>
    <style:style style:name="cf22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obert</meta:initial-creator>
    <dc:creator>Robert</dc:creator>
    <meta:creation-date>2018-10-02T13:49:41Z</meta:creation-date>
    <dc:date>2018-11-01T15:47:59Z</dc:date>
    <meta:editing-duration>PT0S</meta:editing-duration>
  </office:meta>
</office:document-meta>
</file>